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drawing-page" style:name="a6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 style:parent-style-name="Graphics">
      <style:graphic-properties draw:fill="none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1" style:parent-style-name="Graphics">
      <style:graphic-properties draw:fill="none" draw:stroke="none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draw:stroke="non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8" style:parent-style-name="Graphics">
      <style:graphic-properties draw:fill="none" draw:stroke="non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buntu" style:font-family-generic="swiss" style:font-pitch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drawing-page" style:name="a6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 style:parent-style-name="Graphics">
      <style:graphic-properties draw:fill="none" draw:stroke="non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 style:parent-style-name="Graphics">
      <style:graphic-properties draw:fill="none" draw:stroke="none"/>
    </style:style>
    <style:style style:family="drawing-page" style:name="a6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 style:parent-style-name="Graphics">
      <style:graphic-properties draw:fill="none" draw:stroke="none"/>
    </style:style>
    <style:style style:family="drawing-page" style:name="a6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drawing-page" style:name="a6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 style:parent-style-name="Graphics">
      <style:graphic-properties draw:fill="none" draw:stroke="none"/>
    </style:style>
    <style:style style:family="paragraph" style:name="a5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drawing-page" style:name="a5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1" style:parent-style-name="Graphics">
      <style:graphic-properties draw:fill="none" draw:stroke="none"/>
    </style:style>
    <style:style style:family="drawing-page" style:name="a6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drawing-page" style:name="a6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572" draw:master-page-name="Master1-Layout1-title-Címdia" presentation:presentation-page-layout-name="Master1-PPL1" draw:id="Slide-256">
        <draw:frame draw:id="id145" presentation:style-name="a576" draw:name="Cím 1" svg:x="1.91493in" svg:y="1.42256in" svg:width="9.50347in" svg:height="2.74411in" presentation:class="title" presentation:placeholder="false">
          <draw:text-box>
            <text:p text:style-name="a575" text:class-names="" text:cond-style-name=""><text:span text:style-name="a573" text:class-names="">Rendszerfejlesztés I.<text:line-break/>B csapat</text:span><text:span text:style-name="a574" text:class-names=""/></text:p>
          </draw:text-box>
          <svg:title/>
          <svg:desc/>
        </draw:frame>
        <draw:frame draw:id="id146" presentation:style-name="a577" draw:name="Alcím 2" svg:x="1.91493in" svg:y="4.25in" svg:width="9.50347in" svg:height="1.5in" presentation:class="subtitle" presentation:placeholder="true">
          <draw:text-box/>
          <svg:title/>
          <svg:desc/>
        </draw:frame>
      </draw:page>
      <draw:page draw:name="Slide2" draw:style-name="a578" draw:master-page-name="Master1-Layout6-titleOnly-Csak-cím" presentation:presentation-page-layout-name="Master1-PPL6" draw:id="Slide-257">
        <draw:frame draw:id="id147" presentation:style-name="a583" draw:name="Cím 1" svg:x="1.35416in" svg:y="-0.08702in" svg:width="11.15122in" svg:height="1.15154in" presentation:class="title" presentation:placeholder="false">
          <draw:text-box>
            <text:p text:style-name="a582" text:class-names="" text:cond-style-name=""><text:span text:style-name="a579" text:class-names="">Use-case</text:span><text:span text:style-name="a580" text:class-names=""><text:s text:c="1"/>diagram</text:span><text:span text:style-name="a581" text:class-names=""/></text:p>
          </draw:text-box>
          <svg:title/>
          <svg:desc/>
        </draw:frame>
        <draw:frame draw:id="id148" draw:style-name="a584" draw:name="Kép 3" svg:x="2.98119in" svg:y="0.71278in" svg:width="7.37095in" svg:height="6.58292in" style:rel-width="scale" style:rel-height="scale">
          <draw:image xlink:href="media/image1.png" xlink:type="simple" xlink:show="embed" xlink:actuate="onLoad"/>
          <svg:title/>
          <svg:desc>A képen szöveg, diagram, Tervrajz, sematikus rajz látható

Automatikusan generált leírás</svg:desc>
        </draw:frame>
      </draw:page>
      <draw:page draw:name="Slide3" draw:style-name="a585" draw:master-page-name="Master1-Layout6-titleOnly-Csak-cím" presentation:presentation-page-layout-name="Master1-PPL6" draw:id="Slide-258">
        <draw:frame draw:id="id149" presentation:style-name="a590" draw:name="Cím 1" svg:x="0.99931in" svg:y="0in" svg:width="11.3347in" svg:height="1.7456in" presentation:class="title" presentation:placeholder="false">
          <draw:text-box>
            <text:p text:style-name="a589" text:class-names="" text:cond-style-name=""><text:span text:style-name="a586" text:class-names="">Class</text:span><text:span text:style-name="a587" text:class-names=""><text:s text:c="1"/>diagram</text:span><text:span text:style-name="a588" text:class-names=""/></text:p>
          </draw:text-box>
          <svg:title/>
          <svg:desc/>
        </draw:frame>
        <draw:frame draw:id="id150" draw:style-name="a591" draw:name="Kép 3" svg:x="0.73635in" svg:y="1.26882in" svg:width="11.86062in" svg:height="5.8871in" style:rel-width="scale" style:rel-height="scale">
          <draw:image xlink:href="media/image2.png" xlink:type="simple" xlink:show="embed" xlink:actuate="onLoad"/>
          <svg:title/>
          <svg:desc>A képen szöveg, diagram, Tervrajz, Műszaki rajz látható

Automatikusan generált leírás</svg:desc>
        </draw:frame>
      </draw:page>
      <draw:page draw:name="Slide5" draw:style-name="a592" draw:master-page-name="Master1-Layout6-titleOnly-Csak-cím" presentation:presentation-page-layout-name="Master1-PPL6" draw:id="Slide-260">
        <draw:frame draw:id="id151" presentation:style-name="a597" draw:name="Cím 1" svg:x="1.12835in" svg:y="0.19255in" svg:width="11.3347in" svg:height="1.7456in" presentation:class="title" presentation:placeholder="false">
          <draw:text-box>
            <text:p text:style-name="a596" text:class-names="" text:cond-style-name=""><text:span text:style-name="a593" text:class-names="">Sequence</text:span><text:span text:style-name="a594" text:class-names=""><text:s text:c="1"/>diagram<text:line-break/></text:span><text:span text:style-name="a595" text:class-names=""/></text:p>
          </draw:text-box>
          <svg:title/>
          <svg:desc/>
        </draw:frame>
        <draw:frame draw:id="id152" draw:style-name="a598" draw:name="Kép 3" svg:x="2.9296in" svg:y="1.23253in" svg:width="7.30208in" svg:height="5.91667in" style:rel-width="scale" style:rel-height="scale">
          <draw:image xlink:href="media/image3.png" xlink:type="simple" xlink:show="embed" xlink:actuate="onLoad"/>
          <svg:title/>
          <svg:desc>A képen szöveg, diagram, Párhuzamos, sor látható

Automatikusan generált leírás</svg:desc>
        </draw:frame>
      </draw:page>
      <draw:page draw:name="Slide7" draw:style-name="a599" draw:master-page-name="Master1-Layout6-titleOnly-Csak-cím" presentation:presentation-page-layout-name="Master1-PPL6" draw:id="Slide-262">
        <draw:frame draw:id="id153" presentation:style-name="a603" draw:name="Cím 1" svg:x="0.96202in" svg:y="0.26782in" svg:width="11.54335in" svg:height="0.71462in" presentation:class="title" presentation:placeholder="false">
          <draw:text-box>
            <text:p text:style-name="a602" text:class-names="" text:cond-style-name=""><text:span text:style-name="a600" text:class-names="">Egyed diagram</text:span><text:span text:style-name="a601" text:class-names=""/></text:p>
          </draw:text-box>
          <svg:title/>
          <svg:desc/>
        </draw:frame>
        <draw:frame draw:id="id154" draw:style-name="a604" draw:name="Kép 3" svg:x="2.72204in" svg:y="0.98244in" svg:width="8.14892in" svg:height="6.38853in" style:rel-width="scale" style:rel-height="scale">
          <draw:image xlink:href="media/image4.png" xlink:type="simple" xlink:show="embed" xlink:actuate="onLoad"/>
          <svg:title/>
          <svg:desc>A képen minta, rajz, diagram, vázlat látható

Automatikusan generált leírás</svg:desc>
        </draw:frame>
      </draw:page>
      <draw:page draw:name="Slide4" draw:style-name="a605" draw:master-page-name="Master1-Layout6-titleOnly-Csak-cím" presentation:presentation-page-layout-name="Master1-PPL6" draw:id="Slide-259">
        <draw:frame draw:id="id155" presentation:style-name="a610" draw:name="Cím 1" svg:x="3.1391in" svg:y="2.45061in" svg:width="11.3347in" svg:height="1.7456in" presentation:class="title" presentation:placeholder="false">
          <draw:text-box>
            <text:p text:style-name="a609" text:class-names="" text:cond-style-name=""><text:span text:style-name="a606" text:class-names="">Package</text:span><text:span text:style-name="a607" text:class-names=""><text:s text:c="1"/>diagram<text:line-break/></text:span><text:span text:style-name="a608" text:class-names=""/></text:p>
          </draw:text-box>
          <svg:title/>
          <svg:desc/>
        </draw:frame>
        <draw:frame draw:id="id156" draw:style-name="a611" draw:name="Kép 3" svg:x="0.80292in" svg:y="0.08871in" svg:width="4.9411in" svg:height="7.32258in" style:rel-width="scale" style:rel-height="scale">
          <draw:image xlink:href="media/image5.png" xlink:type="simple" xlink:show="embed" xlink:actuate="onLoad"/>
          <svg:title/>
          <svg:desc>A képen szöveg, diagram, képernyőkép, Tervrajz látható

Automatikusan generált leírás</svg:desc>
        </draw:frame>
      </draw:page>
      <draw:page draw:name="Slide6" draw:style-name="a612" draw:master-page-name="Master1-Layout6-titleOnly-Csak-cím" presentation:presentation-page-layout-name="Master1-PPL6" draw:id="Slide-261">
        <draw:frame draw:id="id157" presentation:style-name="a616" draw:name="Cím 1" svg:x="0.99932in" svg:y="0in" svg:width="11.3347in" svg:height="1.52688in" presentation:class="title" presentation:placeholder="false">
          <draw:text-box>
            <text:p text:style-name="a615" text:class-names="" text:cond-style-name=""><text:span text:style-name="a613" text:class-names="">Képernyőtervek</text:span><text:span text:style-name="a614" text:class-names=""/></text:p>
          </draw:text-box>
          <svg:title/>
          <svg:desc/>
        </draw:frame>
        <draw:frame draw:id="id158" draw:style-name="a617" draw:name="Kép 3" svg:x="1.74541in" svg:y="1.16612in" svg:width="9.84252in" svg:height="6.11845in" style:rel-width="scale" style:rel-height="scale">
          <draw:image xlink:href="media/image6.png" xlink:type="simple" xlink:show="embed" xlink:actuate="onLoad"/>
          <svg:title/>
          <svg:desc>A képen szöveg, képernyőkép, Téglalap, tervezés látható

Automatikusan generált leírás</svg:desc>
        </draw:frame>
      </draw:page>
      <draw:page draw:name="Slide8" draw:style-name="a618" draw:master-page-name="Master1-Layout6-titleOnly-Csak-cím" presentation:presentation-page-layout-name="Master1-PPL6" draw:id="Slide-263">
        <draw:frame draw:id="id159" presentation:style-name="a622" draw:name="Cím 1" svg:x="1.10684in" svg:y="-0.26982in" svg:width="11.3347in" svg:height="1.7456in" presentation:class="title" presentation:placeholder="false">
          <draw:text-box>
            <text:p text:style-name="a621" text:class-names="" text:cond-style-name=""><text:span text:style-name="a619" text:class-names="">Képernyőtervek</text:span><text:span text:style-name="a620" text:class-names=""/></text:p>
          </draw:text-box>
          <svg:title/>
          <svg:desc/>
        </draw:frame>
        <draw:frame draw:id="id160" draw:style-name="a623" draw:name="Kép 9" svg:x="2.02942in" svg:y="0.90276in" svg:width="9.84252in" svg:height="6.51017in" style:rel-width="scale" style:rel-height="scale">
          <draw:image xlink:href="media/image7.png" xlink:type="simple" xlink:show="embed" xlink:actuate="onLoad"/>
          <svg:title/>
          <svg:desc>A képen szöveg, képernyőkép, tervezés látható

Automatikusan generált leírás</svg:desc>
        </draw:frame>
      </draw:page>
      <draw:page draw:name="Slide9" draw:style-name="a624" draw:master-page-name="Master1-Layout6-titleOnly-Csak-cím" presentation:presentation-page-layout-name="Master1-PPL6" draw:id="Slide-264">
        <draw:frame draw:id="id161" presentation:style-name="a628" draw:name="Cím 1" svg:x="1.20362in" svg:y="-0.23756in" svg:width="11.3347in" svg:height="1.7456in" presentation:class="title" presentation:placeholder="false">
          <draw:text-box>
            <text:p text:style-name="a627" text:class-names="" text:cond-style-name=""><text:span text:style-name="a625" text:class-names="">Képernyőtervek</text:span><text:span text:style-name="a626" text:class-names=""/></text:p>
          </draw:text-box>
          <svg:title/>
          <svg:desc/>
        </draw:frame>
        <draw:frame draw:id="id162" draw:style-name="a629" draw:name="Kép 3" svg:x="1.59288in" svg:y="1.24034in" svg:width="10.37549in" svg:height="5.90551in" style:rel-width="scale" style:rel-height="scale">
          <draw:image xlink:href="media/image8.png" xlink:type="simple" xlink:show="embed" xlink:actuate="onLoad"/>
          <svg:title/>
          <svg:desc>A képen szöveg, képernyőkép, Téglalap, tervezés látható

Automatikusan generált leírás</svg:desc>
        </draw:frame>
      </draw:page>
      <draw:page draw:name="Slide10" draw:style-name="a630" draw:master-page-name="Master1-Layout6-titleOnly-Csak-cím" presentation:presentation-page-layout-name="Master1-PPL6" draw:id="Slide-265">
        <draw:frame draw:id="id163" presentation:style-name="a634" draw:name="Cím 1" svg:x="1.47243in" svg:y="0.08502in" svg:width="11.3347in" svg:height="1.7456in" presentation:class="title" presentation:placeholder="false">
          <draw:text-box>
            <text:p text:style-name="a633" text:class-names="" text:cond-style-name=""><text:span text:style-name="a631" text:class-names="">Képernyőtervek</text:span><text:span text:style-name="a632" text:class-names=""/></text:p>
          </draw:text-box>
          <svg:title/>
          <svg:desc/>
        </draw:frame>
        <draw:frame draw:id="id164" draw:style-name="a635" draw:name="Kép 3" svg:x="2.0125in" svg:y="1.43011in" svg:width="9.717in" svg:height="5.90551in" style:rel-width="scale" style:rel-height="scale">
          <draw:image xlink:href="media/image9.png" xlink:type="simple" xlink:show="embed" xlink:actuate="onLoad"/>
          <svg:title/>
          <svg:desc>A képen képernyőkép, szöveg, tervezés látható

Automatikusan generált leírás</svg:desc>
        </draw:frame>
      </draw:page>
      <draw:page draw:name="Slide11" draw:style-name="a636" draw:master-page-name="Master1-Layout6-titleOnly-Csak-cím" presentation:presentation-page-layout-name="Master1-PPL6" draw:id="Slide-266">
        <draw:frame draw:id="id165" presentation:style-name="a640" draw:name="Cím 1" svg:x="1.35415in" svg:y="0.12137in" svg:width="11.3347in" svg:height="1.7456in" presentation:class="title" presentation:placeholder="false">
          <draw:text-box>
            <text:p text:style-name="a639" text:class-names="" text:cond-style-name=""><text:span text:style-name="a637" text:class-names="">Képernyőtervek</text:span><text:span text:style-name="a638" text:class-names=""/></text:p>
          </draw:text-box>
          <svg:title/>
          <svg:desc/>
        </draw:frame>
        <draw:frame draw:id="id166" draw:style-name="a641" draw:name="Kép 3" svg:x="1.80868in" svg:y="1.47312in" svg:width="9.71597in" svg:height="5.90551in" style:rel-width="scale" style:rel-height="scale">
          <draw:image xlink:href="media/image10.png" xlink:type="simple" xlink:show="embed" xlink:actuate="onLoad"/>
          <svg:title/>
          <svg:desc>A képen szöveg, képernyőkép, Téglalap, tervezés látható

Automatikusan generált leírás</svg:desc>
        </draw:frame>
      </draw:page>
      <draw:page draw:name="Slide12" draw:style-name="a642" draw:master-page-name="Master1-Layout6-titleOnly-Csak-cím" presentation:presentation-page-layout-name="Master1-PPL6" draw:id="Slide-267">
        <draw:frame draw:id="id167" presentation:style-name="a646" draw:name="Cím 1" svg:x="1.46168in" svg:y="0in" svg:width="11.3347in" svg:height="1.7456in" presentation:class="title" presentation:placeholder="false">
          <draw:text-box>
            <text:p text:style-name="a645" text:class-names="" text:cond-style-name=""><text:span text:style-name="a643" text:class-names="">Képernyőtervek</text:span><text:span text:style-name="a644" text:class-names=""/></text:p>
          </draw:text-box>
          <svg:title/>
          <svg:desc/>
        </draw:frame>
        <draw:frame draw:id="id168" draw:style-name="a647" draw:name="Kép 3" svg:x="2.13778in" svg:y="1.3871in" svg:width="9.63824in" svg:height="5.90551in" style:rel-width="scale" style:rel-height="scale">
          <draw:image xlink:href="media/image11.png" xlink:type="simple" xlink:show="embed" xlink:actuate="onLoad"/>
          <svg:title/>
          <svg:desc>A képen képernyőkép, szöveg, Téglalap, tervezés látható

Automatikusan generált leírás</svg:desc>
        </draw:frame>
      </draw:page>
      <draw:page draw:name="Slide13" draw:style-name="a648" draw:master-page-name="Master1-Layout6-titleOnly-Csak-cím" presentation:presentation-page-layout-name="Master1-PPL6" draw:id="Slide-268">
        <draw:frame draw:id="id169" presentation:style-name="a652" draw:name="Cím 1" svg:x="1.17136in" svg:y="0in" svg:width="11.3347in" svg:height="1.7456in" presentation:class="title" presentation:placeholder="false">
          <draw:text-box>
            <text:p text:style-name="a651" text:class-names="" text:cond-style-name=""><text:span text:style-name="a649" text:class-names="">Képernyőtervek</text:span><text:span text:style-name="a650" text:class-names=""/></text:p>
          </draw:text-box>
          <svg:title/>
          <svg:desc/>
        </draw:frame>
        <draw:frame draw:id="id170" draw:style-name="a653" draw:name="Kép 3" svg:x="2.14908in" svg:y="1.32258in" svg:width="9.19711in" svg:height="5.90551in" style:rel-width="scale" style:rel-height="scale">
          <draw:image xlink:href="media/image12.png" xlink:type="simple" xlink:show="embed" xlink:actuate="onLoad"/>
          <svg:title/>
          <svg:desc>A képen szöveg, képernyőkép, tervezés látható

Automatikusan generált leírás</svg:desc>
        </draw:frame>
      </draw:page>
      <draw:page draw:name="Slide14" draw:style-name="a654" draw:master-page-name="Master1-Layout6-titleOnly-Csak-cím" presentation:presentation-page-layout-name="Master1-PPL6" draw:id="Slide-269">
        <draw:frame draw:id="id171" presentation:style-name="a658" draw:name="Cím 1" svg:x="1.32464in" svg:y="0in" svg:width="11.3347in" svg:height="1.7456in" presentation:class="title" presentation:placeholder="false">
          <draw:text-box>
            <text:p text:style-name="a657" text:class-names="" text:cond-style-name=""><text:span text:style-name="a655" text:class-names="">Képernyőtervek</text:span><text:span text:style-name="a656" text:class-names=""/></text:p>
          </draw:text-box>
          <svg:title/>
          <svg:desc/>
        </draw:frame>
        <draw:frame draw:id="id172" draw:style-name="a659" draw:name="Kép 11" svg:x="2.25119in" svg:y="1.12903in" svg:width="9.20565in" svg:height="5.90551in" style:rel-width="scale" style:rel-height="scale">
          <draw:image xlink:href="media/image13.png" xlink:type="simple" xlink:show="embed" xlink:actuate="onLoad"/>
          <svg:title/>
          <svg:desc>A képen szöveg, képernyőkép, Téglalap, tervezés látható

Automatikusan generált leírás</svg:desc>
        </draw:frame>
      </draw:page>
      <draw:page draw:name="Slide15" draw:style-name="a660" draw:master-page-name="Master1-Layout6-titleOnly-Csak-cím" presentation:presentation-page-layout-name="Master1-PPL6" draw:id="Slide-270">
        <draw:frame draw:id="id173" presentation:style-name="a664" draw:name="Cím 1" svg:x="1.53695in" svg:y="0in" svg:width="11.3347in" svg:height="1.7456in" presentation:class="title" presentation:placeholder="false">
          <draw:text-box>
            <text:p text:style-name="a663" text:class-names="" text:cond-style-name=""><text:span text:style-name="a661" text:class-names="">Képernyőtervek</text:span><text:span text:style-name="a662" text:class-names=""/></text:p>
          </draw:text-box>
          <svg:title/>
          <svg:desc/>
        </draw:frame>
        <draw:frame draw:id="id174" draw:style-name="a665" draw:name="Kép 3" svg:x="2.38637in" svg:y="1.16129in" svg:width="8.92503in" svg:height="5.90551in" style:rel-width="scale" style:rel-height="scale">
          <draw:image xlink:href="media/image14.png" xlink:type="simple" xlink:show="embed" xlink:actuate="onLoad"/>
          <svg:title/>
          <svg:desc>A képen szöveg, képernyőkép, Téglalap, Párhuzamos látható

Automatikusan generált leírás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Címdia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Cím és tartalom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zakaszfejléc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2 tartalomrész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Összehasonlítás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Csak cím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Üres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Tartalomrész képaláírással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Kép képaláírással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ámakép képaláírással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Cím és képaláírás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Idézet képaláírással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évkártya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hasáb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képhasáb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Cím és függőleges szöveg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Függőleges cím és szöveg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9ac43e" draw:opacity="100%" draw:stroke="solid" svg:stroke-width="0.01736in" svg:stroke-color="#3e5114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 draw:image-opacity="40%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image-opacity="40%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 style:parent-style-name="Graphics">
      <style:graphic-properties draw:fill="none" fo:clip="rect(0in, 0in, 0in, 0in)" draw:stroke="none" draw:image-opacity="40%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 style:parent-style-name="Graphics">
      <style:graphic-properties draw:fill="none" draw:stroke="none"/>
    </style:style>
    <style:style style:family="paragraph" style:name="a4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 style:parent-style-name="Graphics">
      <style:graphic-properties draw:fill="none" fo:clip="rect(0in, 0in, 0in, 0in)" draw:stroke="none" draw:image-opacity="40%"/>
    </style:style>
    <style:style style:family="paragraph" style:name="a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in, 0in)" draw:stroke="none" draw:image-opacity="40%"/>
    </style:style>
    <style:style style:family="paragraph" style:name="a5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draw:stroke="none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fo:clip="rect(0in, 0in, 0in, 0in)" draw:stroke="none" draw:image-opacity="40%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image-opacity="40%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 style:parent-style-name="Graphics">
      <style:graphic-properties draw:fill="none" fo:clip="rect(0in, 0in, 0in, 0in)" draw:stroke="none" draw:image-opacity="40%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fo:clip="rect(0in, 0in, 0in, 0in)" draw:stroke="none" draw:image-opacity="40%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fo:clip="rect(0in, 0in, 0in, 0in)" draw:stroke="none" draw:image-opacity="40%"/>
    </style:style>
    <style:style style:family="graphic" style:name="a251" style:parent-style-name="Graphics">
      <style:graphic-properties draw:fill="none" draw:stroke="non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161" style:parent-style-name="Graphics">
      <style:graphic-properties draw:fill="none" fo:clip="rect(0in, 0in, 0in, 0in)" draw:stroke="none" draw:image-opacity="40%"/>
    </style:style>
    <style:style style:family="graphic" style:name="a162" style:parent-style-name="Graphics">
      <style:graphic-properties draw:fill="none" draw:stroke="non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fo:clip="rect(0in, 0in, 0in, 0in)" draw:stroke="none" draw:image-opacity="40%"/>
    </style:style>
    <style:style style:family="graphic" style:name="a288" style:parent-style-name="Graphics">
      <style:graphic-properties draw:fill="none" fo:clip="rect(0in, 0in, 0in, 0in)" draw:stroke="none" draw:image-opacity="40%"/>
    </style:style>
    <style:style style:family="graphic" style:name="a391" style:parent-style-name="Graphics">
      <style:graphic-properties draw:fill="none" draw:stroke="none"/>
    </style:style>
    <style:style style:family="graphic" style:name="a289" style:parent-style-name="Graphics">
      <style:graphic-properties draw:fill="none" draw:stroke="non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4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40%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draw:fill="none" fo:clip="rect(0in, 0in, 0in, 0in)" draw:stroke="none" draw:image-opacity="40%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 style:parent-style-name="Graphics">
      <style:graphic-properties draw:fill="none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image-opacity="40%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 draw:image-opacity="40%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hu" fo:country="H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hu" fo:country="HU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seppecske" style:page-layout-name="pageLayout1" draw:style-name="a0">
      <draw:frame draw:id="id0" draw:style-name="a1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2" text:class-names="">Mintacím szerkesztése</text:span><text:span text:style-name="a3" text:class-names=""/></text:p>
        </draw:text-box>
        <svg:title/>
        <svg:desc/>
      </draw:frame>
      <draw:frame draw:id="id2" presentation:style-name="a22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intaszöveg szerkesztés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Második szint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Ötödik szint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4" presentation:style-name="a29" draw:name="Footer Placeholder 4" svg:x="0.99932in" svg:y="6.43403in" svg:width="7.29756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49826in" svg:y="6.43403in" svg:width="0.835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Címdia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16.png" xlink:type="simple" xlink:show="embed" xlink:actuate="onLoad"/>
        <svg:title/>
        <svg:desc>Droplets-HD-Title-R1d.png</svg:desc>
      </draw:frame>
      <draw:frame draw:id="id8" presentation:style-name="a39" draw:name="Title 1" svg:x="1.91493in" svg:y="1.42256in" svg:width="9.50347in" svg:height="2.74411in" presentation:class="title" presentation:placeholder="false">
        <draw:text-box>
          <text:p text:style-name="a38" text:class-names="" text:cond-style-name=""><text:span text:style-name="a36" text:class-names="">Mintacím szerkesztése</text:span><text:span text:style-name="a37" text:class-names=""/></text:p>
        </draw:text-box>
        <svg:title/>
        <svg:desc/>
      </draw:frame>
      <draw:frame draw:id="id9" presentation:style-name="a43" draw:name="Subtitle 2" svg:x="1.91493in" svg:y="4.25in" svg:width="9.50347in" svg:height="1.5in" presentation:class="subtitle" presentation:placeholder="false">
        <draw:text-box>
          <text:p text:style-name="a42" text:class-names="" text:cond-style-name=""><text:span text:style-name="a40" text:class-names="">Kattintson ide az alcím mintájának szerkesztéséhez</text:span><text:span text:style-name="a41" text:class-names=""/></text:p>
        </draw:text-box>
        <svg:title/>
        <svg:desc/>
      </draw:frame>
      <draw:frame draw:id="id10" presentation:style-name="a47" draw:name="Date Placeholder 3" svg:x="8.39757in" svg:y="6.43403in" svg:width="3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/1/2000</text:date></text:span></text:p>
        </draw:text-box>
        <svg:title/>
        <svg:desc/>
      </draw:frame>
      <draw:frame draw:id="id11" presentation:style-name="a50" draw:name="Footer Placeholder 4" svg:x="0.99932in" svg:y="6.43403in" svg:width="7.29756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11.49826in" svg:y="6.43403in" svg:width="0.83576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Cím-és-tartalom" style:page-layout-name="pageLayout1" draw:style-name="a54">
      <draw:frame draw:id="id13" draw:layer="Master1-bg" draw:style-name="a55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14" draw:style-name="a56" draw:name="Picture 2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15" presentation:style-name="a60" draw:name="Title 1" svg:x="0.99932in" svg:y="0.67642in" svg:width="11.3347in" svg:height="1.7456in" presentation:class="title" presentation:placeholder="false">
        <draw:text-box>
          <text:p text:style-name="a59" text:class-names="" text:cond-style-name=""><text:span text:style-name="a57" text:class-names="">Mintacím szerkesztése</text:span><text:span text:style-name="a58" text:class-names=""/></text:p>
        </draw:text-box>
        <svg:title/>
        <svg:desc/>
      </draw:frame>
      <draw:frame draw:id="id16" presentation:style-name="a77" draw:name="Content Placeholder 2" svg:x="0.99932in" svg:y="2.58868in" svg:width="11.33402in" svg:height="3.74465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Mintaszöveg szerkesztés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Második szint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Ötödik szint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1" draw:name="Date Placeholder 3" svg:x="8.39757in" svg:y="6.43403in" svg:width="3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1/1/2000</text:date></text:span></text:p>
        </draw:text-box>
        <svg:title/>
        <svg:desc/>
      </draw:frame>
      <draw:frame draw:id="id18" presentation:style-name="a84" draw:name="Footer Placeholder 4" svg:x="0.99932in" svg:y="6.43403in" svg:width="7.29756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9" presentation:style-name="a87" draw:name="Slide Number Placeholder 5" svg:x="11.49826in" svg:y="6.43403in" svg:width="0.83576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zakaszfejléc" style:page-layout-name="pageLayout1" draw:style-name="a88">
      <draw:frame draw:id="id20" draw:layer="Master1-bg" draw:style-name="a89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21" draw:style-name="a90" draw:name="Picture 8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22" presentation:style-name="a94" draw:name="Title 1" svg:x="0.99932in" svg:y="0.90613in" svg:width="11.32081in" svg:height="2.99302in" presentation:class="title" presentation:placeholder="false">
        <draw:text-box>
          <text:p text:style-name="a93" text:class-names="" text:cond-style-name=""><text:span text:style-name="a91" text:class-names="">Mintacím szerkesztése</text:span><text:span text:style-name="a92" text:class-names=""/></text:p>
        </draw:text-box>
        <svg:title/>
        <svg:desc/>
      </draw:frame>
      <draw:frame draw:id="id23" presentation:style-name="a98" draw:name="Text Placeholder 2" svg:x="0.99932in" svg:y="3.99984in" svg:width="11.32081in" svg:height="1.49626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Mintaszöveg szerkesztése</text:span></text:p>
            </text:list-item>
          </text:list>
        </draw:text-box>
        <svg:title/>
        <svg:desc/>
      </draw:frame>
      <draw:frame draw:id="id24" presentation:style-name="a102" draw:name="Date Placeholder 3" svg:x="8.39757in" svg:y="6.43403in" svg:width="3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1/1/2000</text:date></text:span></text:p>
        </draw:text-box>
        <svg:title/>
        <svg:desc/>
      </draw:frame>
      <draw:frame draw:id="id25" presentation:style-name="a105" draw:name="Footer Placeholder 4" svg:x="0.99932in" svg:y="6.43403in" svg:width="7.29756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6" presentation:style-name="a108" draw:name="Slide Number Placeholder 5" svg:x="11.49826in" svg:y="6.43403in" svg:width="0.83576in" svg:height="0.39931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2-tartalomrész" style:page-layout-name="pageLayout1" draw:style-name="a109">
      <draw:frame draw:id="id27" draw:layer="Master1-bg" draw:style-name="a110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28" draw:style-name="a111" draw:name="Picture 9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29" presentation:style-name="a115" draw:name="Title 1" svg:x="0.99932in" svg:y="0.67642in" svg:width="11.3347in" svg:height="1.7456in" presentation:class="title" presentation:placeholder="false">
        <draw:text-box>
          <text:p text:style-name="a114" text:class-names="" text:cond-style-name=""><text:span text:style-name="a112" text:class-names="">Mintacím szerkesztése</text:span><text:span text:style-name="a113" text:class-names=""/></text:p>
        </draw:text-box>
        <svg:title/>
        <svg:desc/>
      </draw:frame>
      <draw:frame draw:id="id30" presentation:style-name="a132" draw:name="Content Placeholder 2" svg:x="0.99932in" svg:y="2.58868in" svg:width="5.58402in" svg:height="3.7446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Mintaszöveg szerkesztés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Második szint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Ötödik szint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9" draw:name="Content Placeholder 3" svg:x="6.75in" svg:y="2.58868in" svg:width="5.58333in" svg:height="3.74465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intaszöveg szerkesztés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Második szint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Ötödik szint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3" draw:name="Date Placeholder 4" svg:x="8.39757in" svg:y="6.43403in" svg:width="3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/1/2000</text:date></text:span></text:p>
        </draw:text-box>
        <svg:title/>
        <svg:desc/>
      </draw:frame>
      <draw:frame draw:id="id33" presentation:style-name="a156" draw:name="Footer Placeholder 5" svg:x="0.99932in" svg:y="6.43403in" svg:width="7.29756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4" presentation:style-name="a159" draw:name="Slide Number Placeholder 6" svg:x="11.49826in" svg:y="6.43403in" svg:width="0.835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Összehasonlítás" style:page-layout-name="pageLayout1" draw:style-name="a160">
      <draw:frame draw:id="id35" draw:layer="Master1-bg" draw:style-name="a161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36" draw:style-name="a162" draw:name="Picture 14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37" presentation:style-name="a166" draw:name="Title 1" svg:x="0.99932in" svg:y="0.67642in" svg:width="11.3347in" svg:height="1.7456in" presentation:class="title" presentation:placeholder="false">
        <draw:text-box>
          <text:p text:style-name="a165" text:class-names="" text:cond-style-name=""><text:span text:style-name="a163" text:class-names="">Mintacím szerkesztése</text:span><text:span text:style-name="a164" text:class-names=""/></text:p>
        </draw:text-box>
        <svg:title/>
        <svg:desc/>
      </draw:frame>
      <draw:frame draw:id="id38" presentation:style-name="a170" draw:name="Text Placeholder 2" svg:x="1.25364in" svg:y="2.59298in" svg:width="5.3297in" svg:height="0.7436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Mintaszöveg szerkesztése</text:span></text:p>
            </text:list-item>
          </text:list>
        </draw:text-box>
        <svg:title/>
        <svg:desc/>
      </draw:frame>
      <draw:frame draw:id="id39" presentation:style-name="a187" draw:name="Content Placeholder 3" svg:x="0.99932in" svg:y="3.33663in" svg:width="5.58402in" svg:height="2.9967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Mintaszöveg szerkesztése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Második szint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Ötödik szint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1" draw:name="Text Placeholder 4" svg:x="6.99521in" svg:y="2.59298in" svg:width="5.33881in" svg:height="0.7436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Mintaszöveg szerkesztése</text:span></text:p>
            </text:list-item>
          </text:list>
        </draw:text-box>
        <svg:title/>
        <svg:desc/>
      </draw:frame>
      <draw:frame draw:id="id41" presentation:style-name="a208" draw:name="Content Placeholder 5" svg:x="6.75in" svg:y="3.33663in" svg:width="5.58333in" svg:height="2.99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Mintaszöveg szerkesztés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Második szint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Ötödik szint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2" draw:name="Date Placeholder 6" svg:x="8.39757in" svg:y="6.43403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/1/2000</text:date></text:span></text:p>
        </draw:text-box>
        <svg:title/>
        <svg:desc/>
      </draw:frame>
      <draw:frame draw:id="id43" presentation:style-name="a215" draw:name="Footer Placeholder 7" svg:x="0.99932in" svg:y="6.43403in" svg:width="7.29756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4" presentation:style-name="a218" draw:name="Slide Number Placeholder 8" svg:x="11.49826in" svg:y="6.43403in" svg:width="0.83576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Csak-cím" style:page-layout-name="pageLayout1" draw:style-name="a219">
      <draw:frame draw:id="id45" draw:layer="Master1-bg" draw:style-name="a220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46" draw:style-name="a221" draw:name="Picture 7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47" presentation:style-name="a225" draw:name="Title 1" svg:x="0.99932in" svg:y="0.67642in" svg:width="11.3347in" svg:height="1.7456in" presentation:class="title" presentation:placeholder="false">
        <draw:text-box>
          <text:p text:style-name="a224" text:class-names="" text:cond-style-name=""><text:span text:style-name="a222" text:class-names="">Mintacím szerkesztése</text:span><text:span text:style-name="a223" text:class-names=""/></text:p>
        </draw:text-box>
        <svg:title/>
        <svg:desc/>
      </draw:frame>
      <draw:frame draw:id="id48" presentation:style-name="a229" draw:name="Date Placeholder 2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1/1/2000</text:date></text:span></text:p>
        </draw:text-box>
        <svg:title/>
        <svg:desc/>
      </draw:frame>
      <draw:frame draw:id="id49" presentation:style-name="a232" draw:name="Footer Placeholder 3" svg:x="0.99932in" svg:y="6.43403in" svg:width="7.297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0" presentation:style-name="a235" draw:name="Slide Number Placeholder 4" svg:x="11.49826in" svg:y="6.43403in" svg:width="0.83576in" svg:height="0.39931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Üres" style:page-layout-name="pageLayout1" draw:style-name="a236">
      <draw:frame draw:id="id51" draw:layer="Master1-bg" draw:style-name="a237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52" draw:style-name="a238" draw:name="Picture 6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53" presentation:style-name="a242" draw:name="Date Placeholder 1" svg:x="8.39757in" svg:y="6.43403in" svg:width="3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1/1/2000</text:date></text:span></text:p>
        </draw:text-box>
        <svg:title/>
        <svg:desc/>
      </draw:frame>
      <draw:frame draw:id="id54" presentation:style-name="a245" draw:name="Footer Placeholder 2" svg:x="0.99932in" svg:y="6.43403in" svg:width="7.29756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5" presentation:style-name="a248" draw:name="Slide Number Placeholder 3" svg:x="11.49826in" svg:y="6.43403in" svg:width="0.83576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Tartalomrész-képaláírással" style:page-layout-name="pageLayout1" draw:style-name="a249">
      <draw:frame draw:id="id56" draw:layer="Master1-bg" draw:style-name="a250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57" draw:style-name="a251" draw:name="Picture 10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58" presentation:style-name="a255" draw:name="Title 1" svg:x="0.99932in" svg:y="0.66667in" svg:width="4.30412in" svg:height="2.21266in" presentation:class="title" presentation:placeholder="false">
        <draw:text-box>
          <text:p text:style-name="a254" text:class-names="" text:cond-style-name=""><text:span text:style-name="a252" text:class-names="">Mintacím szerkesztése</text:span><text:span text:style-name="a253" text:class-names=""/></text:p>
        </draw:text-box>
        <svg:title/>
        <svg:desc/>
      </draw:frame>
      <draw:frame draw:id="id59" presentation:style-name="a272" draw:name="Content Placeholder 2" svg:x="5.55344in" svg:y="0.66667in" svg:width="6.78058in" svg:height="5.6666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intaszöveg szerkesztés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Második szint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Ötödik szint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76" draw:name="Text Placeholder 3" svg:x="0.99932in" svg:y="2.87932in" svg:width="4.30412in" svg:height="3.4540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Mintaszöveg szerkesztése</text:span></text:p>
            </text:list-item>
          </text:list>
        </draw:text-box>
        <svg:title/>
        <svg:desc/>
      </draw:frame>
      <draw:frame draw:id="id61" presentation:style-name="a280" draw:name="Date Placeholder 4" svg:x="8.39757in" svg:y="6.43403in" svg:width="3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/1/2000</text:date></text:span></text:p>
        </draw:text-box>
        <svg:title/>
        <svg:desc/>
      </draw:frame>
      <draw:frame draw:id="id62" presentation:style-name="a283" draw:name="Footer Placeholder 5" svg:x="0.99932in" svg:y="6.43403in" svg:width="7.29756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63" presentation:style-name="a286" draw:name="Slide Number Placeholder 6" svg:x="11.49826in" svg:y="6.43403in" svg:width="0.83576in" svg:height="0.3993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Kép-képaláírással" style:page-layout-name="pageLayout1" draw:style-name="a287">
      <draw:frame draw:id="id64" draw:layer="Master1-bg" draw:style-name="a288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65" draw:style-name="a289" draw:name="Picture 9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66" presentation:style-name="a293" draw:name="Title 1" svg:x="0.99932in" svg:y="0.66667in" svg:width="6.49056in" svg:height="2.21266in" presentation:class="title" presentation:placeholder="false">
        <draw:text-box>
          <text:p text:style-name="a292" text:class-names="" text:cond-style-name=""><text:span text:style-name="a290" text:class-names="">Mintacím szerkesztése</text:span><text:span text:style-name="a291" text:class-names=""/></text:p>
        </draw:text-box>
        <svg:title/>
        <svg:desc/>
      </draw:frame>
      <draw:frame draw:id="id67" presentation:style-name="a297" draw:name="Picture Placeholder 2" svg:x="8.11986in" svg:y="0.66667in" svg:width="3.5601in" svg:height="5.66667in" presentation:class="graphic" presentation:placeholder="false">
        <draw:text-box>
          <text:p text:style-name="a296" text:class-names="" text:cond-style-name=""><text:span text:style-name="a294" text:class-names="">Kép beszúrásához kattintson az ikonra</text:span><text:span text:style-name="a295" text:class-names=""/></text:p>
        </draw:text-box>
        <svg:title/>
        <svg:desc/>
      </draw:frame>
      <draw:frame draw:id="id68" presentation:style-name="a301" draw:name="Text Placeholder 3" svg:x="0.99934in" svg:y="2.87932in" svg:width="6.49054in" svg:height="3.4540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intaszöveg szerkesztése</text:span></text:p>
            </text:list-item>
          </text:list>
        </draw:text-box>
        <svg:title/>
        <svg:desc/>
      </draw:frame>
      <draw:frame draw:id="id69" presentation:style-name="a305" draw:name="Date Placeholder 4" svg:x="8.39757in" svg:y="6.43403in" svg:width="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/1/2000</text:date></text:span></text:p>
        </draw:text-box>
        <svg:title/>
        <svg:desc/>
      </draw:frame>
      <draw:frame draw:id="id70" presentation:style-name="a308" draw:name="Footer Placeholder 5" svg:x="0.99932in" svg:y="6.43403in" svg:width="7.29756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1" draw:name="Slide Number Placeholder 6" svg:x="11.49826in" svg:y="6.43403in" svg:width="0.83576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ámakép-képaláírással" style:page-layout-name="pageLayout1" draw:style-name="a312">
      <draw:frame draw:id="id72" draw:layer="Master1-bg" draw:style-name="a313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73" draw:style-name="a314" draw:name="Picture 9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74" presentation:style-name="a318" draw:name="Title 1" svg:x="0.99934in" svg:y="4.69092in" svg:width="11.33468in" svg:height="0.88759in" presentation:class="title" presentation:placeholder="false">
        <draw:text-box>
          <text:p text:style-name="a317" text:class-names="" text:cond-style-name=""><text:span text:style-name="a315" text:class-names="">Mintacím szerkesztése</text:span><text:span text:style-name="a316" text:class-names=""/></text:p>
        </draw:text-box>
        <svg:title/>
        <svg:desc/>
      </draw:frame>
      <draw:frame draw:id="id75" presentation:style-name="a322" draw:name="Picture Placeholder 2" svg:x="1.29565in" svg:y="0.76363in" svg:width="10.74205in" svg:height="3.51502in" presentation:class="graphic" presentation:placeholder="false">
        <draw:text-box>
          <text:p text:style-name="a321" text:class-names="" text:cond-style-name=""><text:span text:style-name="a319" text:class-names="">Kép beszúrásához kattintson az ikonra</text:span><text:span text:style-name="a320" text:class-names=""/></text:p>
        </draw:text-box>
        <svg:title/>
        <svg:desc/>
      </draw:frame>
      <draw:frame draw:id="id76" presentation:style-name="a326" draw:name="Text Placeholder 3" svg:x="0.99932in" svg:y="5.58697in" svg:width="11.3347in" svg:height="0.7463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Mintaszöveg szerkesztése</text:span></text:p>
            </text:list-item>
          </text:list>
        </draw:text-box>
        <svg:title/>
        <svg:desc/>
      </draw:frame>
      <draw:frame draw:id="id77" presentation:style-name="a330" draw:name="Date Placeholder 4" svg:x="8.39757in" svg:y="6.43403in" svg:width="3in" svg:height="0.3993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1/1/2000</text:date></text:span></text:p>
        </draw:text-box>
        <svg:title/>
        <svg:desc/>
      </draw:frame>
      <draw:frame draw:id="id78" presentation:style-name="a333" draw:name="Footer Placeholder 5" svg:x="0.99932in" svg:y="6.43403in" svg:width="7.29756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6" draw:name="Slide Number Placeholder 6" svg:x="11.49826in" svg:y="6.43403in" svg:width="0.83576in" svg:height="0.3993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ím-és-képaláírás" style:page-layout-name="pageLayout1" draw:style-name="a337">
      <draw:frame draw:id="id80" draw:layer="Master1-bg" draw:style-name="a338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81" draw:style-name="a339" draw:name="Picture 7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82" presentation:style-name="a343" draw:name="Title 1" svg:x="0.99932in" svg:y="0.66667in" svg:width="11.3347in" svg:height="3.74808in" presentation:class="title" presentation:placeholder="false">
        <draw:text-box>
          <text:p text:style-name="a342" text:class-names="" text:cond-style-name=""><text:span text:style-name="a340" text:class-names="">Mintacím szerkesztése</text:span><text:span text:style-name="a341" text:class-names=""/></text:p>
        </draw:text-box>
        <svg:title/>
        <svg:desc/>
      </draw:frame>
      <draw:frame draw:id="id83" presentation:style-name="a347" draw:name="Text Placeholder 3" svg:x="0.99932in" svg:y="4.59845in" svg:width="11.3347in" svg:height="1.73489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intaszöveg szerkesztése</text:span></text:p>
            </text:list-item>
          </text:list>
        </draw:text-box>
        <svg:title/>
        <svg:desc/>
      </draw:frame>
      <draw:frame draw:id="id84" presentation:style-name="a351" draw:name="Date Placeholder 4" svg:x="8.39757in" svg:y="6.43403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85" presentation:style-name="a354" draw:name="Footer Placeholder 5" svg:x="0.99932in" svg:y="6.43403in" svg:width="7.29756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86" presentation:style-name="a357" draw:name="Slide Number Placeholder 6" svg:x="11.49826in" svg:y="6.43403in" svg:width="0.83576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Idézet-képaláírással" style:page-layout-name="pageLayout1" draw:style-name="a358">
      <draw:frame draw:id="id87" draw:layer="Master1-bg" draw:style-name="a359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88" draw:style-name="a360" draw:name="Picture 10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89" presentation:style-name="a364" draw:name="Title 1" svg:x="1.5816in" svg:y="0.66667in" svg:width="10.17361in" svg:height="3.27308in" presentation:class="title" presentation:placeholder="false">
        <draw:text-box>
          <text:p text:style-name="a363" text:class-names="" text:cond-style-name=""><text:span text:style-name="a361" text:class-names="">Mintacím szerkesztése</text:span><text:span text:style-name="a362" text:class-names=""/></text:p>
        </draw:text-box>
        <svg:title/>
        <svg:desc/>
      </draw:frame>
      <draw:frame draw:id="id90" presentation:style-name="a368" draw:name="Text Placeholder 3" svg:x="1.88172in" svg:y="3.94798in" svg:width="9.57163in" svg:height="0.65047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Mintaszöveg szerkesztése</text:span></text:p>
            </text:list-item>
          </text:list>
        </draw:text-box>
        <svg:title/>
        <svg:desc/>
      </draw:frame>
      <draw:frame draw:id="id91" presentation:style-name="a372" draw:name="Text Placeholder 3" svg:x="0.99932in" svg:y="4.78215in" svg:width="11.3347in" svg:height="1.55408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Mintaszöveg szerkesztése</text:span></text:p>
            </text:list-item>
          </text:list>
        </draw:text-box>
        <svg:title/>
        <svg:desc/>
      </draw:frame>
      <draw:frame draw:id="id92" presentation:style-name="a376" draw:name="Date Placeholder 4" svg:x="8.39757in" svg:y="6.43403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93" presentation:style-name="a379" draw:name="Footer Placeholder 5" svg:x="0.99932in" svg:y="6.43403in" svg:width="7.29756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94" presentation:style-name="a382" draw:name="Slide Number Placeholder 6" svg:x="11.49826in" svg:y="6.43403in" svg:width="0.83576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  <draw:frame draw:id="id95" draw:style-name="a385" draw:name="TextBox 12" svg:x="1.09524in" svg:y="0.82477in" svg:width="0.66667in" svg:height="0.63952in">
        <draw:text-box>
          <text:p text:style-name="a384" text:class-names="" text:cond-style-name=""><text:span text:style-name="a383" text:class-names="">“</text:span></text:p>
        </draw:text-box>
        <svg:title/>
        <svg:desc/>
      </draw:frame>
      <draw:frame draw:id="id96" draw:style-name="a388" draw:name="TextBox 13" svg:x="11.54589in" svg:y="3.27382in" svg:width="0.66667in" svg:height="0.63952in">
        <draw:text-box>
          <text:p text:style-name="a387" text:class-names="" text:cond-style-name=""><text:span text:style-name="a386" text:class-names="">”</text:span></text:p>
        </draw:text-box>
        <svg:title/>
        <svg:desc/>
      </draw:frame>
    </style:master-page>
    <style:master-page style:name="Master1-Layout13-cust-Névkártya" style:page-layout-name="pageLayout1" draw:style-name="a389">
      <draw:frame draw:id="id97" draw:layer="Master1-bg" draw:style-name="a390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98" draw:style-name="a391" draw:name="Picture 7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99" presentation:style-name="a395" draw:name="Title 1" svg:x="0.99932in" svg:y="2.33893in" svg:width="11.3347in" svg:height="2.74698in" presentation:class="title" presentation:placeholder="false">
        <draw:text-box>
          <text:p text:style-name="a394" text:class-names="" text:cond-style-name=""><text:span text:style-name="a392" text:class-names="">Mintacím szerkesztése</text:span><text:span text:style-name="a393" text:class-names=""/></text:p>
        </draw:text-box>
        <svg:title/>
        <svg:desc/>
      </draw:frame>
      <draw:frame draw:id="id100" presentation:style-name="a399" draw:name="Text Placeholder 3" svg:x="0.99932in" svg:y="5.09879in" svg:width="11.3347in" svg:height="1.24742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Mintaszöveg szerkesztése</text:span></text:p>
            </text:list-item>
          </text:list>
        </draw:text-box>
        <svg:title/>
        <svg:desc/>
      </draw:frame>
      <draw:frame draw:id="id101" presentation:style-name="a403" draw:name="Date Placeholder 4" svg:x="8.39757in" svg:y="6.43403in" svg:width="3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1/1/2000</text:date></text:span></text:p>
        </draw:text-box>
        <svg:title/>
        <svg:desc/>
      </draw:frame>
      <draw:frame draw:id="id102" presentation:style-name="a406" draw:name="Footer Placeholder 5" svg:x="0.99932in" svg:y="6.43403in" svg:width="7.29756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03" presentation:style-name="a409" draw:name="Slide Number Placeholder 6" svg:x="11.49826in" svg:y="6.43403in" svg:width="0.83576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hasáb" style:page-layout-name="pageLayout1" draw:style-name="a410">
      <draw:frame draw:id="id104" draw:layer="Master1-bg" draw:style-name="a411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105" draw:style-name="a412" draw:name="Picture 12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106" presentation:style-name="a416" draw:name="Title 1" svg:x="0.99932in" svg:y="0.66667in" svg:width="11.3347in" svg:height="1.75535in" presentation:class="title" presentation:placeholder="false">
        <draw:text-box>
          <text:p text:style-name="a415" text:class-names="" text:cond-style-name=""><text:span text:style-name="a413" text:class-names="">Mintacím szerkesztése</text:span><text:span text:style-name="a414" text:class-names=""/></text:p>
        </draw:text-box>
        <svg:title/>
        <svg:desc/>
      </draw:frame>
      <draw:frame draw:id="id107" presentation:style-name="a420" draw:name="Text Placeholder 2" svg:x="0.99932in" svg:y="2.58868in" svg:width="3.6078in" svg:height="0.630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Mintaszöveg szerkesztése</text:span></text:p>
            </text:list-item>
          </text:list>
        </draw:text-box>
        <svg:title/>
        <svg:desc/>
      </draw:frame>
      <draw:frame draw:id="id108" presentation:style-name="a424" draw:name="Text Placeholder 3" svg:x="0.99932in" svg:y="3.21889in" svg:width="3.6078in" svg:height="3.1144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Mintaszöveg szerkesztése</text:span></text:p>
            </text:list-item>
          </text:list>
        </draw:text-box>
        <svg:title/>
        <svg:desc/>
      </draw:frame>
      <draw:frame draw:id="id109" presentation:style-name="a428" draw:name="Text Placeholder 4" svg:x="4.86919in" svg:y="2.58868in" svg:width="3.59965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Mintaszöveg szerkesztése</text:span></text:p>
            </text:list-item>
          </text:list>
        </draw:text-box>
        <svg:title/>
        <svg:desc/>
      </draw:frame>
      <draw:frame draw:id="id110" presentation:style-name="a432" draw:name="Text Placeholder 3" svg:x="4.85712in" svg:y="3.21889in" svg:width="3.61259in" svg:height="3.1144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Mintaszöveg szerkesztése</text:span></text:p>
            </text:list-item>
          </text:list>
        </draw:text-box>
        <svg:title/>
        <svg:desc/>
      </draw:frame>
      <draw:frame draw:id="id111" presentation:style-name="a436" draw:name="Text Placeholder 4" svg:x="8.7197in" svg:y="2.58868in" svg:width="3.61431in" svg:height="0.6302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intaszöveg szerkesztése</text:span></text:p>
            </text:list-item>
          </text:list>
        </draw:text-box>
        <svg:title/>
        <svg:desc/>
      </draw:frame>
      <draw:frame draw:id="id112" presentation:style-name="a440" draw:name="Text Placeholder 3" svg:x="8.7197in" svg:y="3.21889in" svg:width="3.61431in" svg:height="3.11444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Mintaszöveg szerkesztése</text:span></text:p>
            </text:list-item>
          </text:list>
        </draw:text-box>
        <svg:title/>
        <svg:desc/>
      </draw:frame>
      <draw:frame draw:id="id113" presentation:style-name="a444" draw:name="Date Placeholder 2" svg:x="8.39757in" svg:y="6.43403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/2000</text:date></text:span></text:p>
        </draw:text-box>
        <svg:title/>
        <svg:desc/>
      </draw:frame>
      <draw:frame draw:id="id114" presentation:style-name="a447" draw:name="Footer Placeholder 3" svg:x="0.99932in" svg:y="6.43403in" svg:width="7.297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15" presentation:style-name="a450" draw:name="Slide Number Placeholder 4" svg:x="11.49826in" svg:y="6.43403in" svg:width="0.835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képhasáb" style:page-layout-name="pageLayout1" draw:style-name="a451">
      <draw:frame draw:id="id116" draw:layer="Master1-bg" draw:style-name="a452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117" draw:style-name="a453" draw:name="Picture 15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118" presentation:style-name="a457" draw:name="Title 1" svg:x="0.99932in" svg:y="0.66795in" svg:width="11.3347in" svg:height="1.75407in" presentation:class="title" presentation:placeholder="false">
        <draw:text-box>
          <text:p text:style-name="a456" text:class-names="" text:cond-style-name=""><text:span text:style-name="a454" text:class-names="">Mintacím szerkesztése</text:span><text:span text:style-name="a455" text:class-names=""/></text:p>
        </draw:text-box>
        <svg:title/>
        <svg:desc/>
      </draw:frame>
      <draw:frame draw:id="id119" presentation:style-name="a461" draw:name="Text Placeholder 2" svg:x="0.99932in" svg:y="4.59845in" svg:width="3.605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Mintaszöveg szerkesztése</text:span></text:p>
            </text:list-item>
          </text:list>
        </draw:text-box>
        <svg:title/>
        <svg:desc/>
      </draw:frame>
      <draw:frame draw:id="id120" presentation:style-name="a465" draw:name="Picture Placeholder 2" svg:x="0.99932in" svg:y="2.58868in" svg:width="3.605in" svg:height="1.66667in" presentation:class="graphic" presentation:placeholder="false">
        <draw:text-box>
          <text:p text:style-name="a464" text:class-names="" text:cond-style-name=""><text:span text:style-name="a462" text:class-names="">Kép beszúrásához kattintson az ikonra</text:span><text:span text:style-name="a463" text:class-names=""/></text:p>
        </draw:text-box>
        <svg:title/>
        <svg:desc/>
      </draw:frame>
      <draw:frame draw:id="id121" presentation:style-name="a469" draw:name="Text Placeholder 3" svg:x="0.99932in" svg:y="5.22865in" svg:width="3.605in" svg:height="1.1046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Mintaszöveg szerkesztése</text:span></text:p>
            </text:list-item>
          </text:list>
        </draw:text-box>
        <svg:title/>
        <svg:desc/>
      </draw:frame>
      <draw:frame draw:id="id122" presentation:style-name="a473" draw:name="Text Placeholder 4" svg:x="4.85866in" svg:y="4.59845in" svg:width="3.61092in" svg:height="0.6302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Mintaszöveg szerkesztése</text:span></text:p>
            </text:list-item>
          </text:list>
        </draw:text-box>
        <svg:title/>
        <svg:desc/>
      </draw:frame>
      <draw:frame draw:id="id123" presentation:style-name="a477" draw:name="Picture Placeholder 2" svg:x="4.85712in" svg:y="2.58868in" svg:width="3.61259in" svg:height="1.66667in" presentation:class="graphic" presentation:placeholder="false">
        <draw:text-box>
          <text:p text:style-name="a476" text:class-names="" text:cond-style-name=""><text:span text:style-name="a474" text:class-names="">Kép beszúrásához kattintson az ikonra</text:span><text:span text:style-name="a475" text:class-names=""/></text:p>
        </draw:text-box>
        <svg:title/>
        <svg:desc/>
      </draw:frame>
      <draw:frame draw:id="id124" presentation:style-name="a481" draw:name="Text Placeholder 3" svg:x="4.85712in" svg:y="5.22865in" svg:width="3.61259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Mintaszöveg szerkesztése</text:span></text:p>
            </text:list-item>
          </text:list>
        </draw:text-box>
        <svg:title/>
        <svg:desc/>
      </draw:frame>
      <draw:frame draw:id="id125" presentation:style-name="a485" draw:name="Text Placeholder 4" svg:x="8.7197in" svg:y="4.59845in" svg:width="3.60967in" svg:height="0.630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Mintaszöveg szerkesztése</text:span></text:p>
            </text:list-item>
          </text:list>
        </draw:text-box>
        <svg:title/>
        <svg:desc/>
      </draw:frame>
      <draw:frame draw:id="id126" presentation:style-name="a489" draw:name="Picture Placeholder 2" svg:x="8.7197in" svg:y="2.58868in" svg:width="3.61431in" svg:height="1.66667in" presentation:class="graphic" presentation:placeholder="false">
        <draw:text-box>
          <text:p text:style-name="a488" text:class-names="" text:cond-style-name=""><text:span text:style-name="a486" text:class-names="">Kép beszúrásához kattintson az ikonra</text:span><text:span text:style-name="a487" text:class-names=""/></text:p>
        </draw:text-box>
        <svg:title/>
        <svg:desc/>
      </draw:frame>
      <draw:frame draw:id="id127" presentation:style-name="a493" draw:name="Text Placeholder 3" svg:x="8.71957in" svg:y="5.22865in" svg:width="3.61445in" svg:height="1.10468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Mintaszöveg szerkesztése</text:span></text:p>
            </text:list-item>
          </text:list>
        </draw:text-box>
        <svg:title/>
        <svg:desc/>
      </draw:frame>
      <draw:frame draw:id="id128" presentation:style-name="a497" draw:name="Date Placeholder 2" svg:x="8.39757in" svg:y="6.43403in" svg:width="3in" svg:height="0.39931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1/1/2000</text:date></text:span></text:p>
        </draw:text-box>
        <svg:title/>
        <svg:desc/>
      </draw:frame>
      <draw:frame draw:id="id129" presentation:style-name="a500" draw:name="Footer Placeholder 3" svg:x="0.99932in" svg:y="6.43403in" svg:width="7.29756in" svg:height="0.39931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30" presentation:style-name="a503" draw:name="Slide Number Placeholder 4" svg:x="11.49826in" svg:y="6.43403in" svg:width="0.83576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Cím-és-függőleges-szöveg" style:page-layout-name="pageLayout1" draw:style-name="a504">
      <draw:frame draw:id="id131" draw:layer="Master1-bg" draw:style-name="a505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132" draw:style-name="a506" draw:name="Picture 7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133" presentation:style-name="a510" draw:name="Title 1" svg:x="0.99932in" svg:y="0.67642in" svg:width="11.3347in" svg:height="1.7456in" presentation:class="title" presentation:placeholder="false">
        <draw:text-box>
          <text:p text:style-name="a509" text:class-names="" text:cond-style-name=""><text:span text:style-name="a507" text:class-names="">Mintacím szerkesztése</text:span><text:span text:style-name="a508" text:class-names=""/></text:p>
        </draw:text-box>
        <svg:title/>
        <svg:desc/>
      </draw:frame>
      <draw:frame draw:id="id134" presentation:style-name="a527" draw:name="Vertical Text Placeholder 2" svg:x="0.99932in" svg:y="2.58868in" svg:width="11.3347in" svg:height="3.74465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Mintaszöveg szerkesztése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Második szint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Ötödik szint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31" draw:name="Date Placeholder 3" svg:x="8.39757in" svg:y="6.43403in" svg:width="3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1/1/2000</text:date></text:span></text:p>
        </draw:text-box>
        <svg:title/>
        <svg:desc/>
      </draw:frame>
      <draw:frame draw:id="id136" presentation:style-name="a534" draw:name="Footer Placeholder 4" svg:x="0.99932in" svg:y="6.43403in" svg:width="7.29756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137" presentation:style-name="a537" draw:name="Slide Number Placeholder 5" svg:x="11.49826in" svg:y="6.43403in" svg:width="0.83576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Függőleges-cím-és-szöveg" style:page-layout-name="pageLayout1" draw:style-name="a538">
      <draw:frame draw:id="id138" draw:layer="Master1-bg" draw:style-name="a539" draw:name="Picture 2" svg:x="0in" svg:y="0in" svg:width="13.33334in" svg:height="7.5in" style:rel-width="scale" style:rel-height="scale">
        <draw:image xlink:href="media/image15.png" xlink:type="simple" xlink:show="embed" xlink:actuate="onLoad"/>
        <svg:title/>
        <svg:desc>\\DROBO-FS\QuickDrops\JB\PPTX NG\Droplets\LightingOverlay.png</svg:desc>
      </draw:frame>
      <draw:frame draw:id="id139" draw:style-name="a540" draw:name="Picture 8" svg:x="0in" svg:y="0in" svg:width="13.33333in" svg:height="7.5in" style:rel-width="scale" style:rel-height="scale">
        <draw:image xlink:href="media/image17.png" xlink:type="simple" xlink:show="embed" xlink:actuate="onLoad"/>
        <svg:title/>
        <svg:desc>Droplets-HD-Content-R1d.png</svg:desc>
      </draw:frame>
      <draw:frame draw:id="id140" presentation:style-name="a544" draw:name="Vertical Title 1" svg:x="9.54167in" svg:y="0.66667in" svg:width="2.79235in" svg:height="5.66667in" presentation:class="title" presentation:placeholder="false">
        <draw:text-box>
          <text:p text:style-name="a543" text:class-names="" text:cond-style-name=""><text:span text:style-name="a541" text:class-names="">Mintacím szerkesztése</text:span><text:span text:style-name="a542" text:class-names=""/></text:p>
        </draw:text-box>
        <svg:title/>
        <svg:desc/>
      </draw:frame>
      <draw:frame draw:id="id141" presentation:style-name="a561" draw:name="Vertical Text Placeholder 2" svg:x="0.99932in" svg:y="0.66667in" svg:width="8.37568in" svg:height="5.66667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intaszöveg szerkesztése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Második szint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Ötödik szint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65" draw:name="Date Placeholder 3" svg:x="8.39757in" svg:y="6.43403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/1/2000</text:date></text:span></text:p>
        </draw:text-box>
        <svg:title/>
        <svg:desc/>
      </draw:frame>
      <draw:frame draw:id="id143" presentation:style-name="a568" draw:name="Footer Placeholder 4" svg:x="0.99932in" svg:y="6.43403in" svg:width="7.29756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44" presentation:style-name="a571" draw:name="Slide Number Placeholder 5" svg:x="11.49826in" svg:y="6.43403in" svg:width="0.83576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ettina Pernyész</meta:initial-creator>
    <dc:creator>Bettina Pernyész</dc:creator>
    <meta:creation-date>2024-10-28T12:38:42Z</meta:creation-date>
    <dc:date>2024-10-28T13:18:06Z</dc:date>
    <meta:template xlink:href="TM04033925%5b%5bfn=Cseppecske%5d%5d" xlink:type="simple"/>
    <meta:editing-cycles>1</meta:editing-cycles>
    <meta:editing-duration>PT2364S</meta:editing-duration>
    <meta:document-statistic meta:paragraph-count="15" meta:word-count="27"/>
  </office:meta>
</office:document-meta>
</file>